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9e8b" officeooo:paragraph-rsid="001e9e8b"/>
    </style:style>
    <style:style style:name="P2" style:family="paragraph" style:parent-style-name="Standard">
      <style:text-properties officeooo:rsid="00207954" officeooo:paragraph-rsid="00207954"/>
    </style:style>
    <style:style style:name="P3" style:family="paragraph" style:parent-style-name="Standard">
      <style:text-properties officeooo:rsid="00207954" officeooo:paragraph-rsid="0022309f"/>
    </style:style>
    <style:style style:name="P4" style:family="paragraph" style:parent-style-name="Standard">
      <style:text-properties officeooo:rsid="0022309f" officeooo:paragraph-rsid="0022309f"/>
    </style:style>
    <style:style style:name="T1" style:family="text">
      <style:text-properties officeooo:rsid="00207954"/>
    </style:style>
    <style:style style:name="T2" style:family="text">
      <style:text-properties officeooo:rsid="002197e3"/>
    </style:style>
    <style:style style:name="T3" style:family="text">
      <style:text-properties officeooo:rsid="002230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allation d’un poste informatique</text:p>
      <text:p text:style-name="P1"><text:tab/>écrire document où qq veut machine pour faire dévelop web estimer le prix ; au mois portable et machine ; expliquer ce qu’on va installer max 10p</text:p>
      <text:p text:style-name="P1"><text:tab/><text:span text:style-name="T1">rapport début semaine vacs GOOGLE DOC</text:span></text:p>
      <text:p text:style-name="P1"><text:tab/><text:span text:style-name="T1">démonstration machine qui fonctionne</text:span></text:p>
      <text:p text:style-name="P1"/>
      <text:p text:style-name="P2">Création bases de données</text:p>
      <text:p text:style-name="P2"><text:tab/>mettre à jour et concevoir BDD relationnelle à partir d’un cahier des charges</text:p>
      <text:p text:style-name="P2"><text:tab/>présentation organisation entreprise</text:p>
      <text:p text:style-name="P2"><text:tab/>lien avec données manipulées</text:p>
      <text:p text:style-name="P2"><text:tab/>schéma MDC (looping)</text:p>
      <text:p text:style-name="P2"><text:tab/><text:span text:style-name="T2">création des tables insérer valeurs dans les tables</text:span></text:p>
      <text:p text:style-name="P2"/>
      <text:p text:style-name="P2"><text:tab/><text:span text:style-name="T2">interfaces sur une des tables du modèle</text:span></text:p>
      <text:p text:style-name="P2"/>
      <text:p text:style-name="P3"><text:tab/><text:span text:style-name="T3">découverte modalité et inscription espace moodle : </text:span></text:p>
      <text:p text:style-name="P3"><text:span text:style-name="T3">SAÉ 1.04<text:tab/>SAÉ1.04</text:span></text:p>
      <text:p text:style-name="P4">SAÉ 1.03<text:tab/>SAÉ1.03</text:p>
      <text:p text:style-name="P4"/>
      <text:p text:style-name="P4"><text:tab/>planning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5T09:03:50.642580991</meta:creation-date>
    <dc:date>2021-10-15T09:43:40.892511593</dc:date>
    <meta:editing-duration>PT2M3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5" meta:word-count="97" meta:character-count="632" meta:non-whitespace-character-count="538"/>
  </office:meta>
</office:document-meta>
</file>